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alibri" svg:font-family="Calibri, sans-serif"/>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fo:color="#1f497d"/>
    </style:style>
    <style:style style:name="P2" style:family="paragraph" style:parent-style-name="Text_20_body">
      <style:text-properties fo:color="#1f497d" style:font-name="Calibri" fo:font-size="11pt"/>
    </style:style>
    <style:style style:name="P3" style:family="paragraph" style:parent-style-name="Text_20_body">
      <style:paragraph-properties fo:margin-left="1.879cm" fo:margin-right="0cm" fo:text-indent="0cm" style:auto-text-indent="false"/>
    </style:style>
    <style:style style:name="P4" style:family="paragraph" style:parent-style-name="Text_20_body">
      <style:paragraph-properties fo:margin-left="1.244cm" fo:margin-right="0cm" fo:text-indent="0cm" style:auto-text-indent="false"/>
      <style:text-properties fo:color="#1f497d" style:font-name="Calibri" fo:font-size="11pt"/>
    </style:style>
    <style:style style:name="P5" style:family="paragraph" style:parent-style-name="Text_20_body">
      <style:paragraph-properties fo:margin-left="0cm" fo:margin-right="0cm" fo:text-indent="1.249cm" style:auto-text-indent="false"/>
      <style:text-properties fo:color="#1f497d" style:font-name="Calibri" fo:font-size="11pt"/>
    </style:style>
    <style:style style:name="P6" style:family="paragraph" style:parent-style-name="Text_20_body">
      <style:text-properties fo:color="#1f497d"/>
    </style:style>
    <style:style style:name="P7" style:family="paragraph" style:parent-style-name="Text_20_body">
      <style:text-properties fo:color="#1f497d" style:font-name="Calibri" fo:font-size="11pt"/>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T1" style:family="text">
      <style:text-properties fo:font-variant="normal" fo:text-transform="none" fo:color="#1f497d" style:font-name="Calibri" fo:font-size="11pt"/>
    </style:style>
    <style:style style:name="T2" style:family="text">
      <style:text-properties fo:color="#1f497d" style:font-name="Calibri" fo:font-size="11pt"/>
    </style:style>
    <style:style style:name="T3" style:family="text">
      <style:text-properties style:font-name="Calibri" fo:font-size="11pt"/>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ouis BAYLE, le 24/06/2013</text:p>
      <text:p text:style-name="Standard"/>
      <text:p text:style-name="Standard"/>
      <text:h text:style-name="Heading_20_2" text:outline-level="2">Questions D. FUZEAU</text:h>
      <text:p text:style-name="Standard"/>
      <text:p text:style-name="P2">Aujourd’hui, nous avons deux problèmes de positionnement vis-à-vis des fonctionnalités :</text:p>
      <text:p text:style-name="P2">1 – intérêt des projets de type SideTasks. Je rencontre deux cas de figure dans le cadre de mes projets :</text:p>
      <text:p text:style-name="P3"><text:span text:style-name="T2">1.1 -</text:span><text:span text:style-name="T1">          </text:span><text:span text:style-name="T2">J’ai de nombreux projets en mode TMA, qui fonctionnement par bon de commande successifs, le tout positionné dans le même projet Mantis. Dans ce cadre là, il faut que je créé les tâches transverses Gestion de projet, Comité de suivi, … avec à chaque fois le nom de la commande associé. Ces projets Tâches annexes ne sont pas utiles dans ce cas, où les tâches transverses sont rattachées à chaque fois à un périmètre lié à un bon de commande.</text:span></text:p>
      <text:p text:style-name="P3"><text:span text:style-name="T2">1.2 -</text:span><text:span text:style-name="T1">          </text:span><text:span text:style-name="T2">Pour les projets au forfait, je peux également avoir le cas de figure identique à celui du dessus, où le même projet a plusieurs commandes, et une macro commande qui l’englobe, et il me faut autant de tâches transverses que de commandes.</text:span></text:p>
      <text:p text:style-name="P3"><text:span text:style-name="T2">1.3 -</text:span><text:span text:style-name="T1">          </text:span><text:span text:style-name="T2">De plus, les écrans Projets fonctionnent </text:span></text:p>
      <text:p text:style-name="P4">Pouvez-vous m’expliquer dans quel contexte vous utilisez ces projets de type SideTask ?</text:p>
      <text:p text:style-name="P2">2 – utilité des charges de différentes natures : CodevTT_Charge Manager, CodevTT_Charge Initiale, CodevTT_Charge Additionnelle    </text:p>
      <text:p text:style-name="P1">                <text:span text:style-name="T3">Comment utilisez-vous ces charges ? dans quel cas, Charge Initiale+ Charge Additionnelle est différent de Charge Manager ? sachant que le RAF est identique que l’on soit manager ou développeur ?</text:span></text:p>
      <text:p text:style-name="P5">En effet, dans la saisie des activités pour les développeurs, l’écran de saisie dans codevtt affiche le champ Charge estimée qui est la somme de CodevTT_Charge Initiale + CodevTT_Charge, dans lequel on ne lui rappelle pas le distinguo entre charge initiale et charge additionnelle.</text:p>
      <text:p text:style-name="P1"> </text:p>
      <text:p text:style-name="P2">3 - Enfin, j’ai du travail en accompagnement au changement, certains chefs de projets ayant l’habitude de leur fichier Excel, sur lesquels il disent avoir une meilleure visibilité du projet que ce que leur apporte codevtt, et ils saisissent en double les informations. Je n’ai pas encore rebouclé avec eux sur ce qui les gêne dans codevtt au niveau reporting.</text:p>
      <text:p text:style-name="P2">4 - Enfin, cela demande de la rigueur pour systématiquement créer des fiches mantis en répondant aux questions : charge ? commande associée ?</text:p>
      <text:p text:style-name="P1"> </text:p>
      <text:h text:style-name="Heading_20_2" text:outline-level="2">Projets SideTasks</text:h>
      <text:p text:style-name="Text_20_body">Il existe de la documentation 'généraliste' sur les Tâches annexes :</text:p>
      <text:list xml:id="list2021221034" text:style-name="L1">
        <text:list-item>
          <text:p text:style-name="P8">le document 'kit de démarrage'</text:p>
        </text:list-item>
        <text:list-item>
          <text:p text:style-name="P8"><text:s/>Doc en ligne : http://codevtt.org/site/?page_id=194</text:p>
        </text:list-item>
      </text:list>
      <text:p text:style-name="Text_20_body">Ce qui n'est pas précisé, - et justifie pleinement vos questions - est la manière dont les tâches annexes et les provisions sont traitées au niveau des Commandes.</text:p>
      <text:p text:style-name="Text_20_body">Pour cela il faut d'abord revenir sur quelques définitions.</text:p>
      <text:list xml:id="list521091158" text:style-name="L2">
        <text:list-item>
          <text:p text:style-name="P9"><text:soft-page-break/><text:span text:style-name="T4">La Commande</text:span><text:line-break/>Permet de regrouper un ensemble de tâches, y associer un budget, et définir des provisions (management, marge de risque, garantie, qualité, ...).</text:p>
        </text:list-item>
        <text:list-item>
          <text:p text:style-name="P9"><text:span text:style-name="T4">La Macro-Commande<text:line-break/></text:span><text:span text:style-name="T5">Une macro-commande est un ensemble de commandes.</text:span></text:p>
        </text:list-item>
        <text:list-item>
          <text:p text:style-name="P9"><text:span text:style-name="T4">Le Contrat de Service</text:span> (equiv. OTP)<text:line-break/>C'est le niveau le plus élevé, il permet de regrouper l'ensemble des Commandes d'un OTP, les tâches annexes, les provisions et de présenter un avancement global sur l'activité.</text:p>
        </text:list-item>
      </text:list>
      <text:h text:style-name="Heading_20_3" text:outline-level="3">Contrat de service &amp; tâches annexes</text:h>
      <text:p text:style-name="Text_20_body">Ce qu'il est important de voir ici, c'est que les tâches annexes ne sont pas gérées au niveau des Commandes, mais au niveau le plus haut : le contrat de service.</text:p>
      <text:p text:style-name="Text_20_body">Il y a deux visions sur la gestion des tâches annexes :</text:p>
      <text:list xml:id="list1149953821" text:style-name="L3">
        <text:list-item>
          <text:p text:style-name="P10">Soit on veut les gérer chaque commande de manière indépendante (c'est votre utilisation actuelle, décrite aux points 1.1 et 1.2), et dans ce cas on n'a pas d'autre choix que de créer des tâches annexes pour chaque commande et de les y inclure. <text:line-break/>Nous avons laissé cette possibilité ouverte, mais après concertation avec nos DP, nous pensons que ce n'est pas la façon la plus judicieuse de gérer nos projets.</text:p>
        </text:list-item>
        <text:list-item>
          <text:p text:style-name="P10">Soit on considère que les commandes s'inscrivent dans une continuité (en particulier pour une TMA), et que les tâches annexes - qui ne sont pas des tâches visibles du client - doivent être traitées à un niveau supérieur.</text:p>
        </text:list-item>
      </text:list>
      <text:p text:style-name="Text_20_body"/>
      <text:p text:style-name="Text_20_body">Je ne rentrerai pas plus en détail sur la première vision car vous en avez bien saisi le fonctionnement, et pointé le coté fastidieux de sa mise en œuvre.</text:p>
      <text:p text:style-name="Text_20_body"/>
      <text:p text:style-name="Text_20_body">Les tâches annexes sont des tâches qui ne sont pas directement liées à une commande : La mise à jour du Wiki, l'outillage, la mise en place d'une plateforme de tests, la montée en compétence, le support interne relèvent de la capitalisation pour l'équipe. Ces tâches n'ont pas de charge définie, ni de date jalon. En revanche, elles ont un coût, et celui-ci est « absorbé » par les provisions, qui elles, sont vendues au niveau des commandes.</text:p>
      <text:p text:style-name="Text_20_body">Nous considérons le management de la même manière : on vend une provision de management lors de chaque commande, mais l'activité de gestion de projet dépasse le cadre de celle-ci et ne s'équilibre qu'au niveau le plus élevé : le contrat de service.</text:p>
      <text:p text:style-name="Text_20_body">Pour résumer simplement : le contrat de service fait le lien entre les tâches de production (commandes), les tâches annexes et les provisions.</text:p>
      <text:p text:style-name="Text_20_body"/>
      <text:p text:style-name="Text_20_body">Puisque tout se joue au niveau contrat de service, il n'est plus nécessaire de créer des tâches transverses de gestion de projet et comité de suivi dans chaque commande.</text:p>
      <text:p text:style-name="Text_20_body">Note : il est donc impératif de lier le projet SideTasks de l'équipe au Contrat de service.</text:p>
      <text:p text:style-name="Text_20_body"/>
      <text:h text:style-name="Heading_20_3" text:outline-level="3">Provisions</text:h>
      <text:p text:style-name="Text_20_body">Dans les propositions commerciales que nous faisons à nos clients, nous vendons en plus de la charge de développement, des provisions pour risque, management, documentation, qualité, etc.</text:p>
      <text:p text:style-name="Text_20_body"><text:soft-page-break/>CodevTT permet d'ajouter ces provisions au niveau de chaque commande. Celles-ci permettent d'absorber les tâches annexes et/ou les dérives sur les tâches de production.</text:p>
      <text:h text:style-name="Heading_20_2" text:outline-level="2">Utilité des charges de différentes natures</text:h>
      <text:p text:style-name="Text_20_body">Il existe de la documentation sur ce sujet :</text:p>
      <text:list xml:id="list1863431220" text:continue-list="list2021221034" text:style-name="L1">
        <text:list-item>
          <text:p text:style-name="P8">le document 'kit de démarrage'</text:p>
        </text:list-item>
        <text:list-item>
          <text:p text:style-name="P8">la doc en ligne : http://codevtt.org/site/?page_id=170</text:p>
        </text:list-item>
      </text:list>
      <text:p text:style-name="Text_20_body"/>
      <text:list xml:id="list1599954343" text:style-name="L4">
        <text:list-item>
          <text:p text:style-name="P11"><text:span text:style-name="T4">Charge manager</text:span><text:line-break/>C'est la charge estimée par le manager lors de la définition du périmètre et de l'évaluation des charges. C'est la charge 'vendue' et acceptée par le client.<text:line-break/>Elle peut être à zéro si la tâche n'a pas été prévue lors du chiffrage initial (bugs levés en interne, tâche non identifiée lors de la définition du périmètre, ...).<text:line-break/>En aucun cas elle ne doit être modifiée.</text:p>
        </text:list-item>
        <text:list-item>
          <text:p text:style-name="P11"><text:span text:style-name="T4">Charge initiale</text:span><text:line-break/>C'est la charge mise à disposition du développeur pour effectuer la tâche. En général, elle est égale à la ChargeMgr.<text:line-break/>Dans certains cas on peut vouloir 'chalenger' les développeurs ou simplement ne pas vouloir communiquer sur une marge de risque. Dans ce cas, la charge initiale sera inférieure à la chargeMgr.<text:line-break/>En aucun cas, la charge initiale peut être nule ! Essayez donc de donner zéro jours à un développeur pour effectuer une tâche...</text:p>
        </text:list-item>
        <text:list-item>
          <text:p text:style-name="P11"><text:span text:style-name="T4">Charge additionnelle</text:span><text:line-break/>Une charge estimée lors du chiffrage initial, peut s'avérer totalement sous-estimée après une analyse détaillée. Le développeur Lève alors immédiatement un risque, et communique au CP son estimation de charge.<text:line-break/>Si l'on ne fait rien, le développeur verra rapidement sa tâche dériver 'injustement' puisqu'il a levé le risque et qu'il n'est pas responsable de la mauvaise estimation initiale. <text:line-break/>Il y a alors deux possibilités : soit on augmente la charge initiale, soit on ajoute de la 'charge additionnelle' pour garder de la traçabilité.</text:p>
        </text:list-item>
      </text:list>
      <text:p text:style-name="Text_20_body"/>
      <text:p text:style-name="Text_20_body">Le RAF, est totalement indépendant de ces considérations, et doit être renseigné en toute bonne foi par le développeur. Le RAF permet d'identifier une dérive, puisqu'il est comparé à la chargeMgr d'une part et à la (charge initiale + charge add.) d'autre part.</text:p>
      <text:p text:style-name="Text_20_body">En aucun cas on ne doit ajouter de la charge additionnelle pour masquer une dérive, cela doit toujours être motivé.</text:p>
      <text:p text:style-name="Text_20_body">Note : Il est important de communiquer aux développeurs qu'une charge initiale n'est qu'une estimation, et qu'ils peuvent la réévaluer.</text:p>
      <text:p text:style-name="Text_20_body"/>
      <text:h text:style-name="Heading_20_2" text:outline-level="2">Accompagnement au changement</text:h>
      <text:p text:style-name="Text_20_body">Je serais intéressé par les remarques de vos CP. Nous avons bien entendu aussi eu qq mécontentements. Bien souvent cela était dû à une méconnaissance et une mauvaise utilisation de l'outil. Une formation d'une journée, appliquée aux spécificités des équipes permet généralement de résoudre les problèmes, et nos CP sont globalement satisfaits. N'hésitez pas à me solliciter si vous <text:soft-page-break/>estimez qu'une formation est nécessaire.</text:p>
      <text:p text:style-name="Text_20_body">Du coté des développeurs, CodevTT a été bien mieux accepté que je ne l'imaginais : La crainte d'un « flicage à la culotte » (citation authentique) est très vite dissipé, les avantages liés à la facilité de la saisie des CRA faisant oublier tout le reste. Là aussi je serais intéressé par le ressenti dans vos équip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Calibri" svg:font-family="Calibri, sans-serif"/>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06-23T22:27:24</meta:creation-date>
    <dc:date>2013-09-27T00:38:37</dc:date>
    <meta:editing-duration>PT2H24M56S</meta:editing-duration>
    <meta:editing-cycles>5</meta:editing-cycles>
    <meta:generator>LibreOffice/3.3$Unix LibreOffice_project/330m19$Build-401</meta:generator>
    <meta:document-statistic meta:table-count="0" meta:image-count="0" meta:object-count="0" meta:page-count="4" meta:paragraph-count="51" meta:word-count="1394" meta:character-count="8379"/>
  </office:meta>
</office:document-meta>
</file>